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5.75cm" fo:min-width="3.5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margin-top="0cm" fo:margin-bottom="0cm" fo:text-align="center"/>
      <style:text-properties fo:font-size="8pt" fo:letter-spacing="normal" style:font-size-asian="8pt" style:font-size-complex="8pt"/>
    </style:style>
    <style:style style:name="T1" style:family="text">
      <style:text-properties fo:font-size="9pt" fo:letter-spacing="normal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X7219_Static_archi" draw:style-name="dp1" draw:master-page-name="Standard">
        <draw:custom-shape draw:style-name="gr1" draw:text-style-name="P1" draw:layer="layout" svg:width="4cm" svg:height="6cm" svg:x="5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cm" svg:y1="4.5cm" svg:x2="5cm" svg:y2="4.5cm">
          <text:p text:style-name="P2"><text:span text:style-name="T1"><text:s text:c="29"/></text:span><text:span text:style-name="T1">clk</text:span></text:p>
        </draw:line>
        <draw:line draw:style-name="gr2" draw:text-style-name="P3" draw:layer="layout" svg:x1="3cm" svg:y1="5cm" svg:x2="5cm" svg:y2="5cm">
          <text:p text:style-name="P2"><text:span text:style-name="T1"><text:s text:c="32"/></text:span><text:span text:style-name="T1">rst_n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6T10:49:52.014258255</meta:creation-date>
    <dc:date>2020-12-06T10:54:57.341657725</dc:date>
    <meta:editing-duration>PT5M11S</meta:editing-duration>
    <meta:editing-cycles>2</meta:editing-cycles>
    <meta:generator>LibreOffice/7.0.2.2$Linux_X86_64 LibreOffice_project/3a01483fc371ab18cfca4bab0d636937da5eaf70</meta:generator>
    <meta:document-statistic meta:object-count="3"/>
  </office:meta>
</office:document-meta>
</file>